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text/csv" manifest:full-path="Pictures/0.csv"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8"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9"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Quotations">
      <style:paragraph-properties fo:margin-left="0.5in" fo:margin-right="0in" fo:text-indent="0in" style:auto-text-indent="false"/>
    </style:style>
    <style:style style:name="P5" style:family="paragraph" style:parent-style-name="Preformatted_20_Text">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1">
    </style:style>
    <style:style style:name="P8" style:family="paragraph" style:parent-style-name="Text_20_body" style:list-style-name="L2">
    </style:style>
    <style:style style:name="P9" style:family="paragraph" style:parent-style-name="Text_20_body" style:list-style-name="L3">
    </style:style>
    <style:style style:name="P10" style:family="paragraph" style:parent-style-name="Text_20_body" style:list-style-name="L4">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style>
    <style:style style:name="P13" style:family="paragraph" style:parent-style-name="Text_20_body" style:list-style-name="L7">
    </style:style>
    <style:style style:name="P14" style:family="paragraph" style:parent-style-name="Text_20_body" style:list-style-name="L8">
    </style:style>
    <style:style style:name="P15" style:family="paragraph" style:parent-style-name="Text_20_body" style:list-style-name="L9">
    </style:style>
    <style:style style:name="P16" style:family="paragraph" style:parent-style-name="Text_20_body" style:list-style-name="L10">
    </style:style>
    <style:style style:name="P17" style:family="paragraph" style:parent-style-name="Text_20_body" style:list-style-name="L11">
    </style:style>
    <style:style style:name="P18" style:family="paragraph" style:parent-style-name="Text_20_body" style:list-style-name="L12">
    </style:style>
    <style:style style:name="P19" style:family="paragraph" style:parent-style-name="Text_20_body" style:list-style-name="L13">
    </style:style>
    <style:style style:name="P20" style:family="paragraph" style:parent-style-name="Text_20_body" style:list-style-name="L14">
    </style:style>
    <style:style style:name="P21" style:family="paragraph" style:parent-style-name="Text_20_body" style:list-style-name="L15">
    </style:style>
    <style:style style:name="P22" style:family="paragraph" style:parent-style-name="Text_20_body" style:list-style-name="L16">
    </style:style>
    <style:style style:name="P23" style:family="paragraph" style:parent-style-name="Text_20_body" style:list-style-name="L17">
    </style:style>
    <style:style style:name="P24" style:family="paragraph" style:parent-style-name="Text_20_body" style:list-style-name="L18">
    </style:style>
    <style:style style:name="P25" style:family="paragraph" style:parent-style-name="Text_20_body" style:list-style-name="L19">
    </style:style>
    <style:style style:name="P26" style:family="paragraph" style:parent-style-name="Text_20_body" style:list-style-name="L20">
    </style:style>
  </office:automatic-styles>
  <office:body>
    <office:text>
      <text:p text:style-name="Title">congé menstruel</text:p>
      <text:p text:style-name="Author">Damien Belvèze</text:p>
      <text:p text:style-name="Date">17-01-2023</text:p>
      <text:h text:style-name="Heading_20_1" text:outline-level="1"><text:bookmark-start text:name="problématique"/>problématique<text:bookmark-end text:name="problématique"/></text:h>
      <text:p text:style-name="First_20_paragraph">notes pour ma compréhension du sujet</text:p>
      <text:p text:style-name="Text_20_body">Dans une société [[patriarcat|patriarcale]], le silence est le plus souvent imposé aux femmes sur leurs menstruations. Le fait d’occulter ce problème dans la société en général provoque un sentiment de culpabilité des femmes à l’égard de leurs règles et une défiance envers leur corps. Dans le monde du travail, ce refoulement de la question peut avoir des conséquences négatives sur le bien être mais aussi la performance des femmes au sein de l’entreprise.</text:p>
      <text:p text:style-name="Text_20_body">Certain.e.s chercheur.ses ont par le passé attribué aux règles douloureuses la perte de productivité périodique (sous la forme d’absentéisme, ce dernier suivrait un cycle de 28 jours en moyenne) qui affecterait les femmes dans l’emploi et y ont vu -en même temps que la maternité- une source des inégalités salariales (14% de la différence de salaire serait liée aux absences dues aux menstruations[[@ichinoBiologicalGenderDifferences2009]]). Cette interprétation a été contestée par d’autres universitaires, notamment par Hélène Périvier qui a accusé les auteurs de cette étude parue dans l’American Economic Journal de [[naturalisation|naturaliser]] cette inégalité salariale et de manifester des causalités sur des données qui pourraient tout aussi bien être traitées de manière inverse (femmes non ménauposées moins bien payées, découragées par le travail, s’absentent plus souvent, femmes plus âgées mieux payées)[[@perivierReglesCyclesAbsenteisme2009]].</text:p>
      <text:p text:style-name="Text_20_body">voir là-dessus Camille Froidevaux-Metterie :</text:p>
      <text:p text:style-name="P1">En réfléchissant aux modalités corporelles de la domination patriarcale, elles ont contribué à enraciner les représentations négatives associées au corps des femmes. Ainsi, pour s’affirmer comme des individus de droits, ces dernières devraient effacer en elles ce qui les ramène à leur condition concrète et se présenter au monde comme des êtres que rien ne distingue des autres. On comprend alors qu’une femme <text:span text:style-name="T1">indisposée</text:span> doive impérativement faire comme si elle ne l’était pas. Cette injonction est d’ailleurs puissamment relayée dans l’espace public où rien, rigoureusement rien, n’est conçu pour ce moment particulier de la vie des femmes ; n’est-il pas étonnant que, jusqu’il y a peu, aucune féministe n’ait jamais porté la revendication d’aménagements idoines ? Ce faisant, on contribue à stigmatiser celles dont la gêne passagère pèserait sur l’efficacité au travail, nourrissant la thèse éculée d’un absentéisme féminin supposément plus important.</text:p>
      <text:p text:style-name="First_20_paragraph">(CFM fait référence à l’article d’AEJ source: [[@froidevaux-metterieChapitreIXPhenomenologie2020]])</text:p>
      <text:p text:style-name="Text_20_body">Le congé menstruel qui permet en cas de règles douloureuses ou chaque fois que ces règles ne permettent pas à une employée de travailler dans de bonnes conditions de rester chez elle à se reposer est une étape vers la reconnaissance sociale de la travailleuse au sein de l’entreprise. La question toutefois de savoir si le congé menstruel ne pourrait pas être contreproductif en encourageant les attitudes négatives à l’encontre des personnes menstruées est posée par la littérature scientfique[[@levittAddressingMenstruationWorkplace2020]]. Les mouvements féministes [[universalisme|universalistes]] pensent en effet que le congé menstruel ferait reculer l’insertion des femmes à conditions égales dans le monde du travail.</text:p>
      <text:p text:style-name="Text_20_body">Une autre question est de savoir et pouvoir mesurer réellement si et dans quelle mesure le congé menstruel a un effet positif sur les femmes dans le milieu de travail, particulièrement pour les personnes souffrant de dysménorrhée ou d’[[endométriose]].</text:p>
      <text:h text:style-name="Heading_20_1" text:outline-level="1"><text:bookmark-start text:name="recherche-dans-la-littérature"/>recherche dans la littérature<text:bookmark-end text:name="recherche-dans-la-littérature"/></text:h>
      <text:h text:style-name="Heading_20_2" text:outline-level="2"><text:bookmark-start text:name="pubmed"/>Pubmed<text:bookmark-end text:name="pubmed"/></text:h>
      <text:p text:style-name="First_20_paragraph">Pubmed et Medline = moteur de recherche et corpus d’articles médicaux &amp; biologie indexés par des humains au moyen du thesaurus MeSH</text:p>
      <text:p text:style-name="Text_20_body">menstrual leave : pas de mot MeSH correspondant</text:p>
      <text:p text:style-name="Text_20_body">nécessité d’interroger sur l’expression: menstrual leave[Title/Abstract] = 78 résultats En lisant les titres et débuts de résumé de ces résultats, on discerne 7 articles qui nous semblent pertinents.</text:p>
      <text:p text:style-name="Text_20_body">En essayant d’élargir le champ avec l’équation ci-dessous, on n’obtient pas de résultat plus pertinent.</text:p>
      <text:p text:style-name="Text_20_body">(“menstrually”[All Fields] OR “menstruation”[MeSH Terms] OR “menstruation”[All Fields] OR “menstrual”[All Fields]) AND (“leave”[All Fields] OR “vacation”[All Fields] OR “break”[All Fields]) = 188</text:p>
      <text:p text:style-name="Text_20_body">Attention : le terme leave est parfois compris de façon polysémique comme “feuille”. Supprimer les termes du champ lexical du végétal dans le deuxième membre et ne conserver que les bons synonymes : vacation et break.</text:p>
      <text:p text:style-name="Text_20_body">piste qui reste à explorer : combiner “menstru*” et “sick leave” (la notion de menstruation leave n’est pas toujours avancée par l’article, même s’il s’agit de ça en réalité et sous une forme non officielle)</text:p>
      <text:h text:style-name="Heading_20_2" text:outline-level="2"><text:bookmark-start text:name="cairn"/>CAIRN<text:bookmark-end text:name="cairn"/></text:h>
      <text:p text:style-name="First_20_paragraph">corpus intéressant pour avoir une vue d’ensemble sur les aspects sociologiques, politiques et historiques du sujet.</text:p>
      <text:p text:style-name="P2">"congé* menstruel*" </text:p>
      <text:p text:style-name="First_20_paragraph">quelques résultats intéressants dont un article de CFM (voir plus haut)</text:p>
      <text:p text:style-name="P3">congé* w/10 (règles OU menstruel*)</text:p>
      <text:p text:style-name="First_20_paragraph">w/n = opérateur de proximité (couple “congé(s)”” et “règles” à 10 mots d’écart) La polysémie du terme règles (menstrues ou principes de gestion) empêche d’avoir des résultats pertinents</text:p>
      <text:p text:style-name="Text_20_body">certaines fois le fait de mettre une troncature après conge* pour avoir le pluriel en même temps que le singulier crée un faux positif :</text:p>
      <text:p text:style-name="P4">Pendant la période prémenstruelle et <text:span text:style-name="T2">menstruelle</text:span>, il existe souvent une légère <text:span text:style-name="T2">conge</text:span>stion des cordées vocales</text:p>
      <text:p text:style-name="First_20_paragraph">Utiliser les champs de la recherche avancée pour obtenir l’équation suivante :</text:p>
      <text:p text:style-name="P5">congé OU congés PRES DE menstru* <text:s text:c="1"/></text:p>
      <text:p text:style-name="First_20_paragraph">donne 3 résultats plus pertinents.</text:p>
      <text:p text:style-name="Text_20_body">L’un d’entre eux est celui de Camille Froidevaux-Metterie, un autre porte sur l’instauration du congé menstruel au Japon pendant l’ère Meiji :</text:p>
      <text:p text:style-name="P6">L’article 65 prévoyait six semaines de congé avant et après la naissance. L’article 67 prévoyait même des congés de menstruation pour certaines tâches  <text:a xlink:type="simple" xlink:href="https://www-cairn-info.passerelle.univ-rennes1.fr/revue-le-mouvement-social-2005-1-page-55.htm#no76" office:name=""><text:span text:style-name="Definition">[75]</text:span></text:a><text:a xlink:type="simple" xlink:href="https://www-cairn-info.passerelle.univ-rennes1.fr/revue-le-mouvement-social-2005-1-page-55.htm#no76" office:name=""><text:span text:style-name="Definition">(75)Op. cit., p. 48.</text:span></text:a>. Certaines de ces dispositions furent d’ailleurs invoquées par les entreprises comme autant d’obstacles à la promotion des femmes au même titre que les hommes</text:p>
      <text:h text:style-name="Heading_20_2" text:outline-level="2"><text:bookmark-start text:name="web-of-science"/>web of science<text:bookmark-end text:name="web-of-science"/></text:h>
      <text:p text:style-name="First_20_paragraph">Topic (TS)</text:p>
      <text:p text:style-name="Text_20_body">TS=“menstrual leave” donne 4 résultats qui paraissent très pertinents Mêmes résultats avec AB=“menstrual leave” OR AB=“menstrual break” OR AB=“menstrual vacation” (AB : abstract) https://www.webofscience.com/wos/woscc/summary/96e3b158-7ea3-4bcd-9d13-c87786ba66f0-6b805c9b/relevance/1</text:p>
      <text:p text:style-name="Text_20_body">https://www.webofscience.com/wos/woscc/summary/32bacf08-339f-4802-853c-b372144640a2-6b802324/relevance/1</text:p>
      <text:p text:style-name="Text_20_body">Résultats :</text:p>
      <text:list text:style-name="L1">
        <text:list-item>
  </text:list-item>
      </text:list>
      <text:p text:style-name="First_20_paragraph">Barnack-Tavlaris, J. L., Hansen, K., Levitt, R. B. &amp; Reno, M. Taking leave to bleed: Perceptions and attitudes toward menstrual leave policy. <text:span text:style-name="T1">Health Care Women Int.</text:span> <text:span text:style-name="T2">40</text:span>, 1355–1373 (2019).</text:p>
      <text:list text:style-name="L2">
        <text:list-item>
  </text:list-item>
      </text:list>
      <text:p text:style-name="First_20_paragraph">Chiu, M.-H., Wang, H.-H., Hsu, S.-C. &amp; Liu, I.-P. Dysmenorrhoea and self-care behaviours among hospital nurses: a questionnaire survey. <text:span text:style-name="T1">J. Clin. Nurs.</text:span> <text:span text:style-name="T2">22</text:span>, 3130–3140 (2013).</text:p>
      <text:list text:style-name="L3">
        <text:list-item>
  </text:list-item>
      </text:list>
      <text:p text:style-name="First_20_paragraph">Golding, G. &amp; Hvala, T. Paid Period Leave for Australian Women: A Prerogative Not a Pain. <text:span text:style-name="T1">Syd. Law Rev.</text:span> <text:span text:style-name="T2">43</text:span>, 349–377 (2021).</text:p>
      <text:list text:style-name="L4">
        <text:list-item>
  </text:list-item>
      </text:list>
      <text:p text:style-name="First_20_paragraph">Kridasaksana, D., Santoso, B., Roisah, K. &amp; Natalis, A. Menstrual Leave from a Health Law Perspective in Indonesia. <text:span text:style-name="T1">Pak. J. Med. Health Sci.</text:span> <text:span text:style-name="T2">14</text:span>, 1592–1594 (2020).</text:p>
      <text:h text:style-name="Heading_20_2" text:outline-level="2"><text:bookmark-start text:name="articles-similaires-trouvés-avec-research-rabbit"/>articles similaires trouvés avec Research Rabbit<text:bookmark-end text:name="articles-similaires-trouvés-avec-research-rabbit"/></text:h>
      <text:p text:style-name="First_20_paragraph"><text:a xlink:type="simple" xlink:href="https://www.researchrabbit.ai/" office:name=""><text:span text:style-name="Definition">research rabbit</text:span></text:a> Pas d’autres articles adressant spécifiquement la question du congé menstruel Mais une recherche sur les travaux similaires aux 4 références permet d’élargir la problématique sur les effets de la dysménorrhée sur le comportement au travail (absences, stigmate, baisse de productivité due à la gêne ou à la douleur) des travailleuses non ménopausées</text:p>
      <text:p text:style-name="Text_20_body">research rabbit : Entrer les 4 articles ayant été trouvés grâce au WOS, puis faire une recherche en filtrant sur le mot-clé “work” Nous n’avons pas retenu 2 de ces 4 articles qui ne disposaient pas d’un DOI et n’ont pu être exploités par RR. Nous n’avons exploité que Chiu, 2013 et Barnack-Tavlaris, 2019</text:p>
      <text:p text:style-name="Text_20_body"> export en CSV, on obtient une 50taine d’items :</text:p>
      <text:p text:style-name="Text_20_body"><draw:frame draw:name="img1" svg:width="100.0pt" svg:height="100.0pt"><draw:image xlink:href="Pictures/0.csv" xlink:type="simple" xlink:show="embed" xlink:actuate="onLoad"/></draw:frame></text:p>
      <text:p text:style-name="Text_20_body">suppression de tout ce qui paraît inopportun sur les critères suivants :</text:p>
      <text:list text:style-name="L5">
        <text:list-item>
          <text:p text:style-name="P11">les données sur les étudiantes ne sont pas prises en comptes, ni sur les jeunes filles non étudiantes qui ne travaillent pas</text:p>
        </text:list-item>
        <text:list-item>
          <text:p text:style-name="P11">les articles trop généraux sur la dysménorrhée qui n’examinent pas spécifiquement (à en juger par l’abstract) ses conséquences sur le travail ou la productivité au travail (en écartant le travail des scolaires et des étudiants) ne sont pas pris en compte.</text:p>
        </text:list-item>
        <text:list-item>
          <text:p text:style-name="P11">on ne retient pas les articles où l’environnement du travail est suspecté de causer des troubles menstruels (c’est un autre sujet)</text:p>
        </text:list-item>
      </text:list>
      <text:p text:style-name="First_20_paragraph">Dans les résultats obtenus, on remarque une prévalence des études sur les infirmières, et ce dans plusieurs pays.</text:p>
      <text:list text:style-name="L6">
        <text:list-item>
  </text:list-item>
      </text:list>
      <text:p text:style-name="First_20_paragraph">Attarchi, M. <text:span text:style-name="T1">et al.</text:span> Characteristics of menstrual cycle in shift workers. <text:span text:style-name="T1">Global Journal of Health Science</text:span> (2013) doi:<text:a xlink:type="simple" xlink:href="https://doi.org/10.5539/gjhs.v5n3p163" office:name=""><text:span text:style-name="Definition">10.5539/gjhs.v5n3p163</text:span></text:a>.</text:p>
      <text:list text:style-name="L7">
        <text:list-item>
  </text:list-item>
      </text:list>
      <text:p text:style-name="First_20_paragraph">Brantelid, I. E., Nilvér, H. &amp; Alehagen, S. Menstruation during a lifespan: A qualitative study of women’s experiences. <text:span text:style-name="T1">Health Care for Women International</text:span> (2014) doi:<text:a xlink:type="simple" xlink:href="https://doi.org/10.1080/07399332.2013.868465" office:name=""><text:span text:style-name="Definition">10.1080/07399332.2013.868465</text:span></text:a>.</text:p>
      <text:list text:style-name="L8">
        <text:list-item>
  </text:list-item>
      </text:list>
      <text:p text:style-name="First_20_paragraph">Chang, C., Chen, F.-L., Chang, C.-H. &amp; Hsu, C.-H. A preliminary study on menstrual health and menstrual leave in the workplace in Taiwan. <text:span text:style-name="T1">null</text:span> (2011) doi:<text:a xlink:type="simple" xlink:href="https://doi.org/null" office:name=""><text:span text:style-name="Definition">null</text:span></text:a>.</text:p>
      <text:list text:style-name="L9">
        <text:list-item>
  </text:list-item>
      </text:list>
      <text:p text:style-name="First_20_paragraph">Chiu, M.-H. <text:span text:style-name="T1">et al.</text:span> Influencing factors of dysmenorrhoea among hospital nurses: a questionnaire survey in Taiwan. <text:span text:style-name="T1">BMJ Open</text:span> (2017) doi:<text:a xlink:type="simple" xlink:href="https://doi.org/10.1136/bmjopen-2017-017615" office:name=""><text:span text:style-name="Definition">10.1136/bmjopen-2017-017615</text:span></text:a>.</text:p>
      <text:list text:style-name="L10">
        <text:list-item>
  </text:list-item>
      </text:list>
      <text:p text:style-name="First_20_paragraph">Chung, F.-F., Yao, C.-C. C. &amp; Wan, G.-H. The associations between menstrual function and life style/working conditions among nurses in Taiwan. <text:span text:style-name="T1">Journal of Occupational Health</text:span> (2005) doi:<text:a xlink:type="simple" xlink:href="https://doi.org/10.1539/joh.47.149" office:name=""><text:span text:style-name="Definition">10.1539/joh.47.149</text:span></text:a>.</text:p>
      <text:list text:style-name="L11">
        <text:list-item>
  </text:list-item>
      </text:list>
      <text:p text:style-name="First_20_paragraph">Hatch, M., Hatch, M. C., Figà-Talamanca, I. &amp; Salerno, S. Work stress and menstrual patterns among American and Italian nurses. <text:span text:style-name="T1">Scandinavian Journal of Work, Environment &amp; Health</text:span> (1999) doi:<text:a xlink:type="simple" xlink:href="https://doi.org/10.5271/sjweh.417" office:name=""><text:span text:style-name="Definition">10.5271/sjweh.417</text:span></text:a>.</text:p>
      <text:list text:style-name="L12">
        <text:list-item>
  </text:list-item>
      </text:list>
      <text:p text:style-name="First_20_paragraph">Johnston-Robledo, I., Johnston-Robledo, I., Johnston-Robledo, I. &amp; Chrisler, J. C. The menstrual mark: Menstruation as social stigma. <text:span text:style-name="T1">Sex Roles</text:span> (2013) doi:<text:a xlink:type="simple" xlink:href="https://doi.org/10.1007/s11199-011-0052-z" office:name=""><text:span text:style-name="Definition">10.1007/s11199-011-0052-z</text:span></text:a>.</text:p>
      <text:list text:style-name="L13">
        <text:list-item>
  </text:list-item>
      </text:list>
      <text:p text:style-name="First_20_paragraph">Kordi, M., Mohamadirizi, S. &amp; Shakeri, M. T. The relationship between occupational stress and dysmenorrhea in midwives employed at public and private hospitals and health care centers in Iran (Mashhad) in the years 2010 and 2011. <text:span text:style-name="T1">iranian journal of nursing and midwifery research</text:span> (2013) doi:<text:a xlink:type="simple" xlink:href="https://doi.org/null" office:name=""><text:span text:style-name="Definition">null</text:span></text:a>.</text:p>
      <text:list text:style-name="L14">
        <text:list-item>
  </text:list-item>
      </text:list>
      <text:p text:style-name="First_20_paragraph">Labyak, S. E., Lava, S., Turek, F. W. &amp; Zee, P. C. EFFECTS OF SHIFTWORK ON SLEEP AND MENSTRUAL FUNCTION IN NURSES. <text:span text:style-name="T1">Health Care for Women International</text:span> (2002) doi:<text:a xlink:type="simple" xlink:href="https://doi.org/10.1080/07399330290107449" office:name=""><text:span text:style-name="Definition">10.1080/07399330290107449</text:span></text:a>.</text:p>
      <text:list text:style-name="L15">
        <text:list-item>
  </text:list-item>
      </text:list>
      <text:p text:style-name="First_20_paragraph">Lawson, C. C. <text:span text:style-name="T1">et al.</text:span> Work schedule and physically demanding work in relation to menstrual function: the Nurses’ Health Study 3. <text:span text:style-name="T1">Scandinavian Journal of Work, Environment &amp; Health</text:span> (2015) doi:<text:a xlink:type="simple" xlink:href="https://doi.org/10.5271/sjweh.3482" office:name=""><text:span text:style-name="Definition">10.5271/sjweh.3482</text:span></text:a>.</text:p>
      <text:list text:style-name="L16">
        <text:list-item>
  </text:list-item>
      </text:list>
      <text:p text:style-name="First_20_paragraph">Lawson, C. C. <text:span text:style-name="T1">et al.</text:span> Rotating shift work and menstrual cycle characteristics. <text:span text:style-name="T1">Epidemiology</text:span> (2011) doi:<text:a xlink:type="simple" xlink:href="https://doi.org/10.1097/ede.0b013e3182130016" office:name=""><text:span text:style-name="Definition">10.1097/ede.0b013e3182130016</text:span></text:a>.</text:p>
      <text:list text:style-name="L17">
        <text:list-item>
  </text:list-item>
      </text:list>
      <text:p text:style-name="First_20_paragraph">Nohara, M., Momoeda, M., Kubota, T. &amp; Nakabayashi, M. Menstrual cycle and menstrual pain problems and related risk factors among japanese female workers. <text:span text:style-name="T1">Industrial Health</text:span> (2011) doi:<text:a xlink:type="simple" xlink:href="https://doi.org/10.2486/indhealth.ms1047" office:name=""><text:span text:style-name="Definition">10.2486/indhealth.ms1047</text:span></text:a>.</text:p>
      <text:list text:style-name="L18">
        <text:list-item>
  </text:list-item>
      </text:list>
      <text:p text:style-name="First_20_paragraph">Smith, D. R. Menstrual disorders and their adverse symptoms at work: an emerging occupational health issue in the nursing profession. <text:span text:style-name="T1">Nursing &amp; Health Sciences</text:span> (2008) doi:<text:a xlink:type="simple" xlink:href="https://doi.org/10.1111/j.1442-2018.2008.00391.x" office:name=""><text:span text:style-name="Definition">10.1111/j.1442-2018.2008.00391.x</text:span></text:a>.</text:p>
      <text:list text:style-name="L19">
        <text:list-item>
  </text:list-item>
      </text:list>
      <text:p text:style-name="First_20_paragraph">Wan, G.-H. &amp; Chung, F.-F. Working conditions associated with ovarian cycle in a medical center nurses: a Taiwan study. <text:span text:style-name="T1">Japan Journal of Nursing Science</text:span> (2012) doi:<text:a xlink:type="simple" xlink:href="https://doi.org/10.1111/j.1742-7924.2011.00191.x" office:name=""><text:span text:style-name="Definition">10.1111/j.1742-7924.2011.00191.x</text:span></text:a>.</text:p>
      <text:list text:style-name="L20">
        <text:list-item>
  </text:list-item>
      </text:list>
      <text:p text:style-name="First_20_paragraph">Wang, Y. <text:span text:style-name="T1">et al.</text:span> Rotating shift work and menstrual characteristics in a cohort of Chinese nurses. <text:span text:style-name="T1">BMC Women’s Health</text:span> (2016) doi:<text:a xlink:type="simple" xlink:href="https://doi.org/10.1186/s12905-016-0301-y" office:name=""><text:span text:style-name="Definition">10.1186/s12905-016-0301-y</text:span></text:a>.</text:p>
      <text:h text:style-name="Heading_20_1" text:outline-level="1"><text:bookmark-start text:name="zotero"/>Zotero<text:bookmark-end text:name="zotero"/></text:h>
      <text:p text:style-name="First_20_paragraph">Résultat des recherches : https://www.zotero.org/groups/4920294/menstrual_leave/library (un seul doublon repé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ongé menstruel</dc:title>
    <dc:description/>
    <dc:subject/>
    <meta:keyword/>
    <meta:initial-creator>Damien Belvèze</meta:initial-creator>
    <dc:creator>Damien Belvèze</dc:creator>
    <meta:creation-date>2023-01-20T12:57:42Z</meta:creation-date>
    <dc:date>2023-01-20T12:57:42Z</dc:date>
    <meta:user-defined meta:name="aliases" meta:value-type="string"/>
    <meta:user-defined meta:name="biblio_style" meta:value-type="string">csl.csl</meta:user-defined>
    <meta:user-defined meta:name="bibliography" meta:value-type="string">mylibrary.bib</meta:user-defined>
    <meta:user-defined meta:name="date" meta:value-type="string">17-01-2023</meta:user-defined>
    <meta:user-defined meta:name="id" meta:value-type="string">202301172100_congé menstruel</meta:user-defined>
    <meta:user-defined meta:name="link_citations" meta:value-type="string">True</meta:user-defined>
    <meta:user-defined meta:name="subtitle" meta:value-type="string"/>
    <meta:user-defined meta:name="tags" meta:value-type="string"/>
  </office:meta>
</office:document-meta>
</file>